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coonPortlet.initLogger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CocoonPortlet.getEnvironment( String servletPath , String pathInfo , String uri , RenderRequest req , Render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coonPortlet.render( RenderRequest req , RenderResponse res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31">
            <text:p text:style-name="Table_20_Contents">131</text:p>
          </table:table-cell>
        </table:table-row>
        <table:table-row>
          <table:table-cell office:value-type="string">
            <text:p text:style-name="Table_20_Contents">CocoonPortlet.getExtraClassPath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1">
            <text:p text:style-name="Table_20_Contents">11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CocoonPortlet.getParentComponentManager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coonPortlet.forcePropert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ocoonPortlet.getPathInfo( PortletRequest reques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coonPortlet.getInitParameter( String name , String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Portlet.get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Portlet.getInitParameterAsInteger( String name , int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coonPortlet.init( PortletConfig conf )</text:p>
          </table:table-cell>
          <table:table-cell office:value-type="float" office:value="44">
            <text:p text:style-name="Table_20_Contents">44</text:p>
          </table:table-cell>
          <table:table-cell office:value-type="float" office:value="23">
            <text:p text:style-name="Table_20_Contents">23</text:p>
          </table:table-cell>
          <table:table-cell office:value-type="float" office:value="203">
            <text:p text:style-name="Table_20_Contents">203</text:p>
          </table:table-cell>
        </table:table-row>
        <table:table-row>
          <table:table-cell office:value-type="string">
            <text:p text:style-name="Table_20_Contents">CocoonPortlet.getLogger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Portlet.getInstrumentManage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coonPortlet.newLoggerManager( String loggerManagerClass , Hierarchy hierarchy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CocoonPortlet.createCocoon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">
            <text:p text:style-name="Table_20_Contents">1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ocoonPortlet.processTime( long ti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coonPortlet.manageException( ActionRequest req , ActionResponse res , Environment env , String uri , String title , String message , String description , 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coonPortlet.destroy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coonPortlet.getCocoon( final String reloadParam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3">
            <text:p text:style-name="Table_20_Contents">3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ocoonPortlet.addClassLoaderDirectory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Portlet.extractLibrarie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CocoonPortlet.getInitParameterAsBoolean( String name , boolean defaultValu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Portlet.forceLoa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ocoonPortlet.getEnvironment( String servletPath , String pathInfo , String uri , ActionRequest req , ActionResponse r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coonPortlet.update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coonPortlet.disposeCoco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coonPortlet.getInitParamet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coonPortlet.getClassPath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CocoonPortlet.addClassLoaderURL( URL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coonPortlet.getCocoonLog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coonPortlet.manageException( RenderRequest req , RenderResponse res , Environment env , String uri , String title , String message , String description , Exception 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CocoonPortlet.processAction( ActionRequest req , ActionResponse res )</text:p>
          </table:table-cell>
          <table:table-cell office:value-type="float" office:value="29">
            <text:p text:style-name="Table_20_Contents">29</text:p>
          </table:table-cell>
          <table:table-cell office:value-type="float" office:value="8">
            <text:p text:style-name="Table_20_Contents">8</text:p>
          </table:table-cell>
          <table:table-cell office:value-type="float" office:value="128">
            <text:p text:style-name="Table_20_Contents">128</text:p>
          </table:table-cell>
        </table:table-row>
        <table:table-row>
          <table:table-cell office:value-type="string">
            <text:p text:style-name="Table_20_Contents">CocoonPortlet.getConfigFile( final String configFile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4">
            <text:p text:style-name="Table_20_Contents">4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